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Children of the Jewish Foster Home &amp; Orphan Asylum of <text:tab/><text:tab/><text:tab/><text:tab/><text:tab/><text:tab/><text:tab/>Philadelphia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Tishri 1, 5654</text:p>
      <text:p text:style-name="P6">Date (derived from Gregorian calendar)<text:tab/>September 21, 1892</text:p>
      <text:p text:style-name="P6">Month<text:tab/><text:tab/><text:tab/><text:tab/><text:tab/><text:tab/>September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<text:soft-page-break/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OFFICE OF THE SUPT./</text:p>
      <text:p text:style-name="P2">The Jewish Foster Home &amp; Orphan Asylum/</text:p>
      <text:p text:style-name="P2">Of Philadelphia,/</text:p>
      <text:p text:style-name="P4">Germantown, Sept 21th 1892/</text:p>
      <text:p text:style-name="P3">Dr. S. Morias[sic!]/</text:p>
      <text:p text:style-name="P3"><text:tab/>Dear Friend,/</text:p>
      <text:p text:style-name="P3"><text:tab/><text:tab/>Before/ we celebrate the coming New Year/ permit us to thank you for the/ interest you have always taken in/ our welfare, and to wish you as well/ as all your children and grand-/children a Happy New Year. <text:s/>That/ the Heavenly Father will grant you/ many, many years of health,/ Is the prayer,/ Of the children,/ Of the Home./</text:p>
      <text:p text:style-name="P3">Tishri 1, 5654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3:27:35.49</meta:creation-date>
    <dc:date>2011-12-06T13:30:49.85</dc:date>
    <dc:creator>Penn Libraries</dc:creator>
    <meta:editing-duration>PT00H03M1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59" meta:character-count="1824"/>
  </office:meta>
</office:document-meta>
</file>